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2C65145A6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b613d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143cm" svg:y="0.82cm" svg:width="25.315cm" svg:height="15.812cm" draw:z-index="0"><draw:image xlink:href="Pictures/10000000000004B0000002C65145A66A.png" xlink:type="simple" xlink:show="embed" xlink:actuate="onLoad"/></draw:frame><draw:rect text:anchor-type="paragraph" draw:z-index="1" draw:style-name="gr1" draw:text-style-name="P2" svg:width="20.208cm" svg:height="14.553cm" svg:x="0.143cm" svg:y="2.078cm"><svg:title>Operand: Graph</svg:title><text:p text:style-name="P1"><text:span text:style-name="T1">Graph</text:span></text:p></draw:rect><draw:rect text:anchor-type="paragraph" draw:z-index="2" draw:style-name="gr1" draw:text-style-name="P2" svg:width="4.869cm" svg:height="4.234cm" svg:x="20.588cm" svg:y="2.078cm"><svg:title>Operand: Graph</svg:title><text:p text:style-name="P1"><text:span text:style-name="T1">Algorithmus</text:span></text:p></draw:rect><draw:rect text:anchor-type="paragraph" draw:z-index="3" draw:style-name="gr1" draw:text-style-name="P2" svg:width="4.869cm" svg:height="3.149cm" svg:x="20.588cm" svg:y="6.311cm"><svg:title>Operand: Graph</svg:title><text:p text:style-name="P1"><text:span text:style-name="T1">Traversierung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33:49</meta:creation-date>
    <dc:date>2014-01-16T14:41:16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